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4.477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2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7" style:family="table-cell" style:parent-style-name="Default">
      <style:table-cell-properties fo:background-color="#99ff66"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5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ddddd"/>
    </style:style>
    <style:style style:name="ce4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fo:border="none"/>
    </style:style>
    <style:style style:name="ce73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ffcc00" fo:border="none"/>
    </style:style>
    <style:style style:name="ce30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fo:background-color="#ffff99"/>
    </style:style>
    <style:style style:name="ce7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Modelo 1-Nivel Paralelismo" table:style-name="ta1">
        <table:shapes>
          <draw:frame draw:z-index="0" draw:style-name="gr1" draw:text-style-name="P1" svg:width="15.797cm" svg:height="12.063cm" svg:x="20.378cm" svg:y="3.57cm">
            <draw:object draw:notify-on-update-of-ranges="'Modelo 1-Nivel Paralelismo'.D10:'Modelo 1-Nivel Paralelismo'.D34 'Modelo 1-Nivel Paralelismo'.E9:'Modelo 1-Nivel Paralelismo'.E9 'Modelo 1-Nivel Paralelismo'.E10:'Modelo 1-Nivel Paralelismo'.E34 'Modelo 1-Nivel Paralelismo'.D10:'Modelo 1-Nivel Paralelismo'.D34 'Modelo 1-Nivel Paralelismo'.F9:'Modelo 1-Nivel Paralelismo'.F9 'Modelo 1-Nivel Paralelismo'.F10:'Modelo 1-Nivel Paralelismo'.F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.011cm" svg:height="1.033cm" svg:x="2.175cm" svg:y="1.03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20"/>
        <table:table-column table:style-name="co3" table:default-cell-style-name="ce5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4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41" table:number-columns-repeated="5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Default" table:number-columns-repeated="2"/>
          <table:table-cell table:number-columns-repeated="2"/>
          <table:table-cell table:style-name="ce26" office:value-type="string" calcext:value-type="string">
            <text:p>Herramientas → Solucionador…</text:p>
          </table:table-cell>
          <table:table-cell table:style-name="ce26" table:number-columns-repeated="4"/>
          <table:table-cell table:style-name="ce41"/>
        </table:table-row>
        <table:table-row table:style-name="ro1">
          <table:table-cell table:style-name="ce5" office:value-type="string" calcext:value-type="string">
            <text:p>Modelo:</text:p>
          </table:table-cell>
          <table:table-cell table:style-name="ce11"/>
          <table:table-cell table:style-name="ce17"/>
          <table:table-cell table:style-name="Default" table:number-columns-repeated="2"/>
          <table:table-cell table:number-columns-repeated="2"/>
          <table:table-cell table:style-name="ce26" table:number-columns-repeated="5"/>
          <table:table-cell table:style-name="ce41"/>
        </table:table-row>
        <table:table-row table:style-name="ro1">
          <table:table-cell table:style-name="ce6"/>
          <table:table-cell table:style-name="ce12"/>
          <table:table-cell table:style-name="ce18"/>
          <table:table-cell table:style-name="Default" table:number-columns-repeated="2"/>
          <table:table-cell table:number-columns-repeated="2"/>
          <table:table-cell table:style-name="ce26" office:value-type="string" calcext:value-type="string">
            <text:p>(Opciones → Algoritmo del Solucionador → DEPS Evolutionary Algorithm)</text:p>
          </table:table-cell>
          <table:table-cell table:style-name="ce26"/>
          <table:table-cell table:style-name="ce28" table:number-columns-repeated="2"/>
          <table:table-cell table:style-name="ce26"/>
          <table:table-cell table:style-name="ce41"/>
        </table:table-row>
        <table:table-row table:style-name="ro1">
          <table:table-cell/>
          <table:table-cell table:style-name="ce13" office:value-type="string" calcext:value-type="string">
            <text:p>NE =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/>
          <table:table-cell table:style-name="ce41" table:number-columns-repeated="3"/>
          <table:table-cell table:style-name="ce73"/>
          <table:table-cell table:style-name="ce41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41" table:number-columns-repeated="3"/>
          <table:table-cell table:style-name="ce73"/>
          <table:table-cell table:style-name="ce41" table:number-columns-repeated="2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63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style-name="ce7" office:value-type="string" calcext:value-type="string">
            <text:p>k<text:span text:style-name="T1">s1</text:span> =</text:p>
          </table:table-cell>
          <table:table-cell table:style-name="ce14" office:value-type="float" office:value="0.0328919304837122" calcext:value-type="float">
            <text:p>0,032891930483712</text:p>
          </table:table-cell>
          <table:table-cell/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experimental</text:p>
          </table:table-cell>
          <table:table-cell table:style-name="ce61" office:value-type="string" calcext:value-type="string">
            <text:p>teórico</text:p>
          </table:table-cell>
          <table:table-cell table:style-name="ce61" office:value-type="string" calcext:value-type="string">
            <text:p>(t_exp – t_teo)<text:span text:style-name="T2">2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k<text:span text:style-name="T1">h</text:span> =</text:p>
          </table:table-cell>
          <table:table-cell table:style-name="ce15" office:value-type="float" office:value="0.00133946582013024" calcext:value-type="float">
            <text:p>0,00133946582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1" calcext:value-type="float">
            <text:p>0,5110</text:p>
          </table:table-cell>
          <table:table-cell table:style-name="ce54" table:formula="of:=+[.$C$6]*[.$B$9]/[.D10]+[.$B$10]*[.D10]" office:value-type="float" office:value="0.527610353559525" calcext:value-type="float">
            <text:p>0,5276</text:p>
          </table:table-cell>
          <table:table-cell table:style-name="ce66" table:formula="of:=+([.E10]-[.F10])^2" office:value-type="float" office:value="0.000275903845372429" calcext:value-type="float">
            <text:p>0,000276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3" calcext:value-type="float">
            <text:p>0,2730</text:p>
          </table:table-cell>
          <table:table-cell table:style-name="ce54" table:formula="of:=+[.$C$6]*[.$B$9]/[.D11]+[.$B$10]*[.D11]" office:value-type="float" office:value="0.265814375509958" calcext:value-type="float">
            <text:p>0,2658</text:p>
          </table:table-cell>
          <table:table-cell table:style-name="ce66" table:formula="of:=+([.E11]-[.F11])^2" office:value-type="float" office:value="0.0000516331993118931" calcext:value-type="float">
            <text:p>0,000052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9" office:value-type="string" calcext:value-type="string">
            <text:p>Cambiando las Celdas</text:p>
          </table:table-cell>
          <table:table-cell table:style-name="ce9"/>
          <table:table-cell/>
          <table:table-cell table:formula="of:=+[.D11]+2" office:value-type="float" office:value="4" calcext:value-type="float">
            <text:p>4</text:p>
          </table:table-cell>
          <table:table-cell office:value-type="float" office:value="0.143" calcext:value-type="float">
            <text:p>0,1430</text:p>
          </table:table-cell>
          <table:table-cell table:style-name="ce54" table:formula="of:=+[.$C$6]*[.$B$9]/[.D12]+[.$B$10]*[.D12]" office:value-type="float" office:value="0.13692558521537" calcext:value-type="float">
            <text:p>0,1369</text:p>
          </table:table-cell>
          <table:table-cell table:style-name="ce66" table:formula="of:=+([.E12]-[.F12])^2" office:value-type="float" office:value="0.0000368985149757356" calcext:value-type="float">
            <text:p>0,000037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2]+2" office:value-type="float" office:value="6" calcext:value-type="float">
            <text:p>6</text:p>
          </table:table-cell>
          <table:table-cell office:value-type="float" office:value="0.111" calcext:value-type="float">
            <text:p>0,1110</text:p>
          </table:table-cell>
          <table:table-cell table:style-name="ce54" table:formula="of:=+[.$C$6]*[.$B$9]/[.D13]+[.$B$10]*[.D13]" office:value-type="float" office:value="0.0957486095440139" calcext:value-type="float">
            <text:p>0,0957</text:p>
          </table:table-cell>
          <table:table-cell table:style-name="ce66" table:formula="of:=+([.E13]-[.F13])^2" office:value-type="float" office:value="0.000232604910840944" calcext:value-type="float">
            <text:p>0,00023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3]+2" office:value-type="float" office:value="8" calcext:value-type="float">
            <text:p>8</text:p>
          </table:table-cell>
          <table:table-cell office:value-type="float" office:value="0.076" calcext:value-type="float">
            <text:p>0,0760</text:p>
          </table:table-cell>
          <table:table-cell table:style-name="ce54" table:formula="of:=+[.$C$6]*[.$B$9]/[.D14]+[.$B$10]*[.D14]" office:value-type="float" office:value="0.0764995875284663" calcext:value-type="float">
            <text:p>0,0765</text:p>
          </table:table-cell>
          <table:table-cell table:style-name="ce66" table:formula="of:=+([.E14]-[.F14])^2" office:value-type="float" office:value="0.000000249587698599033" calcext:value-type="float">
            <text:p>0,000000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4]+2" office:value-type="float" office:value="10" calcext:value-type="float">
            <text:p>10</text:p>
          </table:table-cell>
          <table:table-cell office:value-type="float" office:value="0.098" calcext:value-type="float">
            <text:p>0,0980</text:p>
          </table:table-cell>
          <table:table-cell table:style-name="ce54" table:formula="of:=+[.$C$6]*[.$B$9]/[.D15]+[.$B$10]*[.D15]" office:value-type="float" office:value="0.0660217469752419" calcext:value-type="float">
            <text:p>0,0660</text:p>
          </table:table-cell>
          <table:table-cell table:style-name="ce66" table:formula="of:=+([.E15]-[.F15])^2" office:value-type="float" office:value="0.00102260866651545" calcext:value-type="float">
            <text:p>0,00102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5]+2" office:value-type="float" office:value="12" calcext:value-type="float">
            <text:p>12</text:p>
          </table:table-cell>
          <table:table-cell office:value-type="float" office:value="0.091" calcext:value-type="float">
            <text:p>0,0910</text:p>
          </table:table-cell>
          <table:table-cell table:style-name="ce54" table:formula="of:=+[.$C$6]*[.$B$9]/[.D16]+[.$B$10]*[.D16]" office:value-type="float" office:value="0.0599294971531791" calcext:value-type="float">
            <text:p>0,0599</text:p>
          </table:table-cell>
          <table:table-cell table:style-name="ce66" table:formula="of:=+([.E16]-[.F16])^2" office:value-type="float" office:value="0.000965376147154306" calcext:value-type="float">
            <text:p>0,00096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6]+2" office:value-type="float" office:value="14" calcext:value-type="float">
            <text:p>14</text:p>
          </table:table-cell>
          <table:table-cell office:value-type="float" office:value="0.082" calcext:value-type="float">
            <text:p>0,0820</text:p>
          </table:table-cell>
          <table:table-cell table:style-name="ce54" table:formula="of:=+[.$C$6]*[.$B$9]/[.D17]+[.$B$10]*[.D17]" office:value-type="float" office:value="0.0563432991774944" calcext:value-type="float">
            <text:p>0,0563</text:p>
          </table:table-cell>
          <table:table-cell table:style-name="ce66" table:formula="of:=+([.E17]-[.F17])^2" office:value-type="float" office:value="0.000658266297095561" calcext:value-type="float">
            <text:p>0,000658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7]+2" office:value-type="float" office:value="16" calcext:value-type="float">
            <text:p>16</text:p>
          </table:table-cell>
          <table:table-cell office:value-type="float" office:value="0.062" calcext:value-type="float">
            <text:p>0,0620</text:p>
          </table:table-cell>
          <table:table-cell table:style-name="ce54" table:formula="of:=+[.$C$6]*[.$B$9]/[.D18]+[.$B$10]*[.D18]" office:value-type="float" office:value="0.054323383605796" calcext:value-type="float">
            <text:p>0,0543</text:p>
          </table:table-cell>
          <table:table-cell table:style-name="ce66" table:formula="of:=+([.E18]-[.F18])^2" office:value-type="float" office:value="0.0000589304392637619" calcext:value-type="float">
            <text:p>0,00005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8]+2" office:value-type="float" office:value="18" calcext:value-type="float">
            <text:p>18</text:p>
          </table:table-cell>
          <table:table-cell office:value-type="float" office:value="0.064" calcext:value-type="float">
            <text:p>0,0640</text:p>
          </table:table-cell>
          <table:table-cell table:style-name="ce54" table:formula="of:=+[.$C$6]*[.$B$9]/[.D19]+[.$B$10]*[.D19]" office:value-type="float" office:value="0.0533476563034218" calcext:value-type="float">
            <text:p>0,0533</text:p>
          </table:table-cell>
          <table:table-cell table:style-name="ce66" table:formula="of:=+([.E19]-[.F19])^2" office:value-type="float" office:value="0.00011347242623003" calcext:value-type="float">
            <text:p>0,00011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19]+2" office:value-type="float" office:value="20" calcext:value-type="float">
            <text:p>20</text:p>
          </table:table-cell>
          <table:table-cell office:value-type="float" office:value="0.055" calcext:value-type="float">
            <text:p>0,0550</text:p>
          </table:table-cell>
          <table:table-cell table:style-name="ce54" table:formula="of:=+[.$C$6]*[.$B$9]/[.D20]+[.$B$10]*[.D20]" office:value-type="float" office:value="0.0531028607895745" calcext:value-type="float">
            <text:p>0,0531</text:p>
          </table:table-cell>
          <table:table-cell table:style-name="ce66" table:formula="of:=+([.E20]-[.F20])^2" office:value-type="float" office:value="0.00000359913718373393" calcext:value-type="float">
            <text:p>0,00000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0]+2" office:value-type="float" office:value="22" calcext:value-type="float">
            <text:p>22</text:p>
          </table:table-cell>
          <table:table-cell office:value-type="float" office:value="0.062" calcext:value-type="float">
            <text:p>0,0620</text:p>
          </table:table-cell>
          <table:table-cell table:style-name="ce54" table:formula="of:=+[.$C$6]*[.$B$9]/[.D21]+[.$B$10]*[.D21]" office:value-type="float" office:value="0.0533896520310195" calcext:value-type="float">
            <text:p>0,0534</text:p>
          </table:table-cell>
          <table:table-cell table:style-name="ce66" table:formula="of:=+([.E21]-[.F21])^2" office:value-type="float" office:value="0.0000741380921469261" calcext:value-type="float">
            <text:p>0,00007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1]+2" office:value-type="float" office:value="24" calcext:value-type="float">
            <text:p>24</text:p>
          </table:table-cell>
          <table:table-cell office:value-type="float" office:value="0.058" calcext:value-type="float">
            <text:p>0,0580</text:p>
          </table:table-cell>
          <table:table-cell table:style-name="ce54" table:formula="of:=+[.$C$6]*[.$B$9]/[.D22]+[.$B$10]*[.D22]" office:value-type="float" office:value="0.0540751333389338" calcext:value-type="float">
            <text:p>0,0541</text:p>
          </table:table-cell>
          <table:table-cell table:style-name="ce66" table:formula="of:=+([.E22]-[.F22])^2" office:value-type="float" office:value="0.0000154045783071489" calcext:value-type="float">
            <text:p>0,00001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2]+2" office:value-type="float" office:value="26" calcext:value-type="float">
            <text:p>26</text:p>
          </table:table-cell>
          <table:table-cell office:value-type="float" office:value="0.065" calcext:value-type="float">
            <text:p>0,0650</text:p>
          </table:table-cell>
          <table:table-cell table:style-name="ce54" table:formula="of:=+[.$C$6]*[.$B$9]/[.D23]+[.$B$10]*[.D23]" office:value-type="float" office:value="0.0550672993133629" calcext:value-type="float">
            <text:p>0,0551</text:p>
          </table:table-cell>
          <table:table-cell table:style-name="ce66" table:formula="of:=+([.E23]-[.F23])^2" office:value-type="float" office:value="0.0000986585429303212" calcext:value-type="float">
            <text:p>0,00009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3]+2" office:value-type="float" office:value="28" calcext:value-type="float">
            <text:p>28</text:p>
          </table:table-cell>
          <table:table-cell office:value-type="float" office:value="0.06" calcext:value-type="float">
            <text:p>0,0600</text:p>
          </table:table-cell>
          <table:table-cell table:style-name="ce54" table:formula="of:=+[.$C$6]*[.$B$9]/[.D24]+[.$B$10]*[.D24]" office:value-type="float" office:value="0.0563004318114822" calcext:value-type="float">
            <text:p>0,0563</text:p>
          </table:table-cell>
          <table:table-cell table:style-name="ce66" table:formula="of:=+([.E24]-[.F24])^2" office:value-type="float" office:value="0.0000136868047814931" calcext:value-type="float">
            <text:p>0,00001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4]+2" office:value-type="float" office:value="30" calcext:value-type="float">
            <text:p>30</text:p>
          </table:table-cell>
          <table:table-cell office:value-type="float" office:value="0.059" calcext:value-type="float">
            <text:p>0,0590</text:p>
          </table:table-cell>
          <table:table-cell table:style-name="ce54" table:formula="of:=+[.$C$6]*[.$B$9]/[.D25]+[.$B$10]*[.D25]" office:value-type="float" office:value="0.0577263375285536" calcext:value-type="float">
            <text:p>0,0577</text:p>
          </table:table-cell>
          <table:table-cell table:style-name="ce66" table:formula="of:=+([.E25]-[.F25])^2" office:value-type="float" office:value="0.00000162221609117091" calcext:value-type="float">
            <text:p>0,000002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5]+2" office:value-type="float" office:value="32" calcext:value-type="float">
            <text:p>32</text:p>
          </table:table-cell>
          <table:table-cell office:value-type="float" office:value="0.068" calcext:value-type="float">
            <text:p>0,0680</text:p>
          </table:table-cell>
          <table:table-cell table:style-name="ce54" table:formula="of:=+[.$C$6]*[.$B$9]/[.D26]+[.$B$10]*[.D26]" office:value-type="float" office:value="0.0593088714860237" calcext:value-type="float">
            <text:p>0,0593</text:p>
          </table:table-cell>
          <table:table-cell table:style-name="ce66" table:formula="of:=+([.E26]-[.F26])^2" office:value-type="float" office:value="0.0000755357148464522" calcext:value-type="float">
            <text:p>0,000076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6]+2" office:value-type="float" office:value="34" calcext:value-type="float">
            <text:p>34</text:p>
          </table:table-cell>
          <table:table-cell office:value-type="float" office:value="0.069" calcext:value-type="float">
            <text:p>0,0690</text:p>
          </table:table-cell>
          <table:table-cell table:style-name="ce54" table:formula="of:=+[.$C$6]*[.$B$9]/[.D27]+[.$B$10]*[.D27]" office:value-type="float" office:value="0.061020393406175" calcext:value-type="float">
            <text:p>0,0610</text:p>
          </table:table-cell>
          <table:table-cell table:style-name="ce66" table:formula="of:=+([.E27]-[.F27])^2" office:value-type="float" office:value="0.0000636741213922159" calcext:value-type="float">
            <text:p>0,00006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7]+2" office:value-type="float" office:value="36" calcext:value-type="float">
            <text:p>36</text:p>
          </table:table-cell>
          <table:table-cell office:value-type="float" office:value="0.059" calcext:value-type="float">
            <text:p>0,0590</text:p>
          </table:table-cell>
          <table:table-cell table:style-name="ce54" table:formula="of:=+[.$C$6]*[.$B$9]/[.D28]+[.$B$10]*[.D28]" office:value-type="float" office:value="0.0628394052952273" calcext:value-type="float">
            <text:p>0,0628</text:p>
          </table:table-cell>
          <table:table-cell table:style-name="ce66" table:formula="of:=+([.E28]-[.F28])^2" office:value-type="float" office:value="0.0000147410330210193" calcext:value-type="float">
            <text:p>0,00001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+[.D28]+2" office:value-type="float" office:value="38" calcext:value-type="float">
            <text:p>38</text:p>
          </table:table-cell>
          <table:table-cell office:value-type="float" office:value="0.069" calcext:value-type="float">
            <text:p>0,0690</text:p>
          </table:table-cell>
          <table:table-cell table:style-name="ce54" table:formula="of:=+[.$C$6]*[.$B$9]/[.D29]+[.$B$10]*[.D29]" office:value-type="float" office:value="0.0647489350528278" calcext:value-type="float">
            <text:p>0,0647</text:p>
          </table:table-cell>
          <table:table-cell table:style-name="ce66" table:formula="of:=+([.E29]-[.F29])^2" office:value-type="float" office:value="0.0000180715531850759" calcext:value-type="float">
            <text:p>0,00001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29]+2" office:value-type="float" office:value="40" calcext:value-type="float">
            <text:p>40</text:p>
          </table:table-cell>
          <table:table-cell office:value-type="float" office:value="0.062" calcext:value-type="float">
            <text:p>0,0620</text:p>
          </table:table-cell>
          <table:table-cell table:style-name="ce54" table:formula="of:=+[.$C$6]*[.$B$9]/[.D30]+[.$B$10]*[.D30]" office:value-type="float" office:value="0.0667354049986944" calcext:value-type="float">
            <text:p>0,0667</text:p>
          </table:table-cell>
          <table:table-cell table:style-name="ce66" table:formula="of:=+([.E30]-[.F30])^2" office:value-type="float" office:value="0.0000224240605016597" calcext:value-type="float">
            <text:p>0,000022</text:p>
          </table:table-cell>
          <table:table-cell/>
          <table:table-cell table:style-name="ce41"/>
          <table:table-cell table:number-columns-repeated="4"/>
        </table:table-row>
        <table:table-row table:style-name="ro1">
          <table:table-cell table:number-columns-repeated="3"/>
          <table:table-cell table:formula="of:=+[.D30]+2" office:value-type="float" office:value="42" calcext:value-type="float">
            <text:p>42</text:p>
          </table:table-cell>
          <table:table-cell office:value-type="float" office:value="0.049" calcext:value-type="float">
            <text:p>0,0490</text:p>
          </table:table-cell>
          <table:table-cell table:style-name="ce54" table:formula="of:=+[.$C$6]*[.$B$9]/[.D31]+[.$B$10]*[.D31]" office:value-type="float" office:value="0.0687878236773603" calcext:value-type="float">
            <text:p>0,0688</text:p>
          </table:table-cell>
          <table:table-cell table:style-name="ce66" table:formula="of:=+([.E31]-[.F31])^2" office:value-type="float" office:value="0.000391557965886302" calcext:value-type="float">
            <text:p>0,0003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31]+2" office:value-type="float" office:value="44" calcext:value-type="float">
            <text:p>44</text:p>
          </table:table-cell>
          <table:table-cell office:value-type="float" office:value="0.052" calcext:value-type="float">
            <text:p>0,0520</text:p>
          </table:table-cell>
          <table:table-cell table:style-name="ce54" table:formula="of:=+[.$C$6]*[.$B$9]/[.D32]+[.$B$10]*[.D32]" office:value-type="float" office:value="0.0708971980798076" calcext:value-type="float">
            <text:p>0,0709</text:p>
          </table:table-cell>
          <table:table-cell table:style-name="ce66" table:formula="of:=+([.E32]-[.F32])^2" office:value-type="float" office:value="0.000357104095267484" calcext:value-type="float">
            <text:p>0,00035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32]+2" office:value-type="float" office:value="46" calcext:value-type="float">
            <text:p>46</text:p>
          </table:table-cell>
          <table:table-cell office:value-type="float" office:value="0.066" calcext:value-type="float">
            <text:p>0,0660</text:p>
          </table:table-cell>
          <table:table-cell table:style-name="ce54" table:formula="of:=+[.$C$6]*[.$B$9]/[.D33]+[.$B$10]*[.D33]" office:value-type="float" office:value="0.0730560991985865" calcext:value-type="float">
            <text:p>0,0731</text:p>
          </table:table-cell>
          <table:table-cell table:style-name="ce66" table:formula="of:=+([.E33]-[.F33])^2" office:value-type="float" office:value="0.0000497885359002925" calcext:value-type="float">
            <text:p>0,0000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33]+2" office:value-type="float" office:value="48" calcext:value-type="float">
            <text:p>48</text:p>
          </table:table-cell>
          <table:table-cell office:value-type="float" office:value="0.063" calcext:value-type="float">
            <text:p>0,0630</text:p>
          </table:table-cell>
          <table:table-cell table:style-name="ce54" table:formula="of:=+[.$C$6]*[.$B$9]/[.D34]+[.$B$10]*[.D34]" office:value-type="float" office:value="0.0752583361941555" calcext:value-type="float">
            <text:p>0,0753</text:p>
          </table:table-cell>
          <table:table-cell table:style-name="ce66" table:formula="of:=+([.E34]-[.F34])^2" office:value-type="float" office:value="0.000150266806248942" calcext:value-type="float">
            <text:p>0,00015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style-name="ce65" office:value-type="string" calcext:value-type="string">
            <text:p>Suma</text:p>
          </table:table-cell>
          <table:table-cell table:style-name="ce67" table:formula="of:=SUM([.G10:.G34])" office:value-type="float" office:value="0.00476621729214895" calcext:value-type="float">
            <text:p>0,004766</text:p>
          </table:table-cell>
          <table:table-cell table:style-name="ce71" office:value-type="string" calcext:value-type="string">
            <text:p>Celda Objetivo → Mínim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20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ce20"/>
          <table:table-cell table:number-columns-repeated="8"/>
        </table:table-row>
      </table:table>
      <table:table table:name="Modelo 2-Niveles Paralelismo" table:style-name="ta1">
        <table:shapes>
          <draw:frame draw:z-index="0" draw:style-name="gr2" draw:text-style-name="P1" svg:width="6.651cm" svg:height="1.123cm" svg:x="2.175cm" svg:y="0.9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7" table:default-cell-style-name="ce21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4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4"/>
          <table:table-cell table:style-name="ce10" table:number-columns-repeated="2"/>
          <table:table-cell table:style-name="ce16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Modelo:</text:p>
          </table:table-cell>
          <table:table-cell table:style-name="ce11"/>
          <table:table-cell table:style-name="ce29"/>
          <table:table-cell table:style-name="ce17"/>
          <table:table-cell table:style-name="Default"/>
          <table:table-cell table:number-columns-repeated="8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NE =</text:p>
          </table:table-cell>
          <table:table-cell table:style-name="ce1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0" office:value-type="string" calcext:value-type="string">
            <text:p>NP =</text:p>
          </table:table-cell>
          <table:table-cell table:style-name="ce11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63" office:value-type="string" calcext:value-type="string" table:number-columns-spanned="2" table:number-rows-spanned="1">
            <text:p>Hilos</text:p>
          </table:table-cell>
          <table:covered-table-cell table:style-name="Default"/>
          <table:table-cell table:style-name="ce63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style-name="ce7" office:value-type="string" calcext:value-type="string">
            <text:p>k<text:span text:style-name="T1">s2</text:span> =</text:p>
          </table:table-cell>
          <table:table-cell table:style-name="ce14"/>
          <table:table-cell/>
          <table:table-cell table:style-name="ce61" office:value-type="string" calcext:value-type="string">
            <text:p>h1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experimental</text:p>
          </table:table-cell>
          <table:table-cell table:style-name="ce61" office:value-type="string" calcext:value-type="string">
            <text:p>teórico</text:p>
          </table:table-cell>
          <table:table-cell table:style-name="ce61" office:value-type="string" calcext:value-type="string">
            <text:p>(t_exp – t_teo)<text:span text:style-name="T2">2</text:span>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k<text:span text:style-name="T1">h,1</text:span> =</text:p>
          </table:table-cell>
          <table:table-cell table:style-name="ce15"/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11]-[.G11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k<text:span text:style-name="T1">h,2</text:span> =</text:p>
          </table:table-cell>
          <table:table-cell table:style-name="ce15"/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12]-[.G12])^2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Para visualizar los datos:</text:p>
          </table:table-cell>
          <table:table-cell table:style-name="ce74" table:number-columns-repeated="3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1"/>
          <table:table-cell table:style-name="ce77"/>
          <table:table-cell table:style-name="ce20" table:formula="of:=+([.F13]-[.G13])^2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Crear, por ejemplo, gráficos bidimensionales</text:p>
          </table:table-cell>
          <table:table-cell table:style-name="ce74" table:number-columns-repeated="3"/>
        </table:table-row>
        <table:table-row table:style-name="ro1">
          <table:table-cell table:style-name="ce9" office:value-type="string" calcext:value-type="string">
            <text:p>Cambiando las Celdas</text:p>
          </table:table-cell>
          <table:table-cell table:style-name="ce9"/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1"/>
          <table:table-cell table:style-name="ce77"/>
          <table:table-cell table:style-name="ce20" table:formula="of:=+([.F14]-[.G14])^2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fijando el número de hilos de un nivel y variando el otro</text:p>
          </table:table-cell>
          <table:table-cell table:style-name="ce74" table:number-columns-repeated="3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1"/>
          <table:table-cell table:style-name="ce77"/>
          <table:table-cell table:style-name="ce20" table:formula="of:=+([.F15]-[.G15])^2" office:value-type="float" office:value="0" calcext:value-type="float">
            <text:p>0</text:p>
          </table:table-cell>
          <table:table-cell/>
          <table:table-cell table:style-name="ce74" table:number-columns-repeated="4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1"/>
          <table:table-cell table:style-name="ce77"/>
          <table:table-cell table:style-name="ce20" table:formula="of:=+([.F16]-[.G16])^2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O gráficos tridimensionales…</text:p>
          </table:table-cell>
          <table:table-cell table:style-name="ce74" table:number-columns-repeated="3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17]-[.G17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1"/>
          <table:table-cell table:style-name="ce77"/>
          <table:table-cell table:style-name="ce20" table:formula="of:=+([.F18]-[.G18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1"/>
          <table:table-cell table:style-name="ce77"/>
          <table:table-cell table:style-name="ce20" table:formula="of:=+([.F19]-[.G19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1"/>
          <table:table-cell table:style-name="ce77"/>
          <table:table-cell table:style-name="ce20" table:formula="of:=+([.F20]-[.G20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21]-[.G21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22]-[.G22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1"/>
          <table:table-cell table:style-name="ce77"/>
          <table:table-cell table:style-name="ce20" table:formula="of:=+([.F23]-[.G23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/>
          <table:table-cell table:style-name="ce77"/>
          <table:table-cell table:style-name="ce20" table:formula="of:=+([.F24]-[.G24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25]-[.G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26]-[.G26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1"/>
          <table:table-cell table:style-name="ce77"/>
          <table:table-cell table:style-name="ce20" table:formula="of:=+([.F27]-[.G27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20" table:formula="of:=+([.F28]-[.G28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20" table:formula="of:=+([.F29]-[.G29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20" table:formula="of:=+([.F30]-[.G30])^2" office:value-type="float" office:value="0" calcext:value-type="float">
            <text:p>0</text:p>
          </table:table-cell>
          <table:table-cell table:number-columns-repeated="2"/>
          <table:table-cell table:style-name="ce41"/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20" table:formula="of:=+([.F31]-[.G31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20" table:formula="of:=+([.F32]-[.G32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 table:style-name="ce2" table:number-columns-repeated="2"/>
          <table:table-cell table:style-name="ce20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74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75"/>
          <table:table-cell table:style-name="ce76"/>
          <table:table-cell table:style-name="ce41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4" office:value-type="string" calcext:value-type="string">
            <text:p>suma</text:p>
          </table:table-cell>
          <table:table-cell table:style-name="ce40" table:formula="of:=SUM([.H11:.H32])" office:value-type="float" office:value="0" calcext:value-type="float">
            <text:p>0</text:p>
          </table:table-cell>
          <table:table-cell table:style-name="ce27" office:value-type="string" calcext:value-type="string">
            <text:p>Celda objetivo → mínimo</text:p>
          </table:table-cell>
          <table:table-cell table:style-name="ce27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5"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8"/>
        </table:table-row>
        <table:table-row table:style-name="ro1">
          <table:table-cell table:number-columns-repeated="4"/>
          <table:table-cell table:style-name="ce2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5" loext:min-decimal-places="15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 number:title="Definido por el usuario">
      <number:number number:decimal-places="3" loext:min-decimal-places="3" number:min-integer-digits="1"/>
    </number:number-style>
    <number:number-style style:name="N11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10-27T18:19:19.315964516</meta:creation-date>
    <dc:date>2022-10-12T10:24:27.241166905</dc:date>
    <meta:editing-duration>PT4H17M13S</meta:editing-duration>
    <meta:editing-cycles>37</meta:editing-cycles>
    <meta:generator>LibreOffice/6.4.7.2$Linux_X86_64 LibreOffice_project/639b8ac485750d5696d7590a72ef1b496725cfb5</meta:generator>
    <meta:document-statistic meta:table-count="2" meta:cell-count="21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8cm" svg:height="12.064cm" xlink:href=".." xlink:type="simple" chart:class="chart:scatter" chart:style-name="ch1">
        <chart:title svg:x="5.778cm" svg:y="0.377cm" chart:style-name="ch2">
          <text:p>Tiempo de ejecución</text:p>
        </chart:title>
        <chart:legend chart:legend-position="end" svg:x="13.085cm" svg:y="5.484cm" style:legend-expansion="high" chart:style-name="ch3"/>
        <chart:plot-area chart:style-name="ch4" table:cell-range-address="'Modelo 1-Nivel Paralelismo'.D10:'Modelo 1-Nivel Paralelismo'.F34 'Modelo 1-Nivel Paralelismo'.E9:'Modelo 1-Nivel Paralelismo'.F9" chart:data-source-has-labels="row" svg:x="1.326cm" svg:y="1.397cm" svg:width="11.444cm" svg:height="9.445cm">
          <chartooo:coordinate-region svg:x="2.053cm" svg:y="1.597cm" svg:width="10.717cm" svg:height="8.598cm"/>
          <chart:axis chart:dimension="x" chart:name="primary-x" chart:style-name="ch5">
            <chart:title svg:x="6.25cm" svg:y="11.083cm" chart:style-name="ch6">
              <text:p>num. hilos</text:p>
            </chart:title>
          </chart:axis>
          <chart:axis chart:dimension="y" chart:name="primary-y" chart:style-name="ch7">
            <chart:title svg:x="0.451cm" svg:y="6.944cm" chart:style-name="ch8">
              <text:p>Tiempo (s)</text:p>
            </chart:title>
            <chart:grid chart:style-name="ch9" chart:class="major"/>
          </chart:axis>
          <chart:series chart:style-name="ch10" chart:values-cell-range-address="'Modelo 1-Nivel Paralelismo'.E10:'Modelo 1-Nivel Paralelismo'.E34" chart:label-cell-address="'Modelo 1-Nivel Paralelismo'.E9:'Modelo 1-Nivel Paralelismo'.E9" chart:class="chart:scatter">
            <chart:domain table:cell-range-address="'Modelo 1-Nivel Paralelismo'.D10:'Modelo 1-Nivel Paralelismo'.D34"/>
            <chart:data-point chart:repeated="25"/>
          </chart:series>
          <chart:series chart:style-name="ch11" chart:values-cell-range-address="'Modelo 1-Nivel Paralelismo'.F10:'Modelo 1-Nivel Paralelismo'.F34" chart:label-cell-address="'Modelo 1-Nivel Paralelismo'.F9:'Modelo 1-Nivel Paralelismo'.F9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 1-Nivel Paralelismo'.E9:'Modelo 1-Nivel Paralelismo'.E9</svg:desc>
                </draw:g>
              </table:table-cell>
              <table:table-cell office:value-type="string">
                <text:p>teórico</text:p>
                <draw:g>
                  <svg:desc>'Modelo 1-Nivel Paralelismo'.F9:'Modelo 1-Nivel 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1-Nivel Paralelismo'.D10:'Modelo 1-Nivel Paralelismo'.D34</svg:desc>
                </draw:g>
              </table:table-cell>
              <table:table-cell office:value-type="float" office:value="0.511">
                <text:p>0.511</text:p>
                <draw:g>
                  <svg:desc>'Modelo 1-Nivel Paralelismo'.E10:'Modelo 1-Nivel Paralelismo'.E34</svg:desc>
                </draw:g>
              </table:table-cell>
              <table:table-cell office:value-type="float" office:value="0.527610353559525">
                <text:p>0.527610353559525</text:p>
                <draw:g>
                  <svg:desc>'Modelo 1-Nivel Paralelismo'.F10:'Modelo 1-Nivel Paralelismo'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">
                <text:p>0.273</text:p>
              </table:table-cell>
              <table:table-cell office:value-type="float" office:value="0.265814375509958">
                <text:p>0.26581437550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3">
                <text:p>0.143</text:p>
              </table:table-cell>
              <table:table-cell office:value-type="float" office:value="0.13692558521537">
                <text:p>0.13692558521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11">
                <text:p>0.111</text:p>
              </table:table-cell>
              <table:table-cell office:value-type="float" office:value="0.0957486095440139">
                <text:p>0.0957486095440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76">
                <text:p>0.076</text:p>
              </table:table-cell>
              <table:table-cell office:value-type="float" office:value="0.0764995875284663">
                <text:p>0.0764995875284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98">
                <text:p>0.098</text:p>
              </table:table-cell>
              <table:table-cell office:value-type="float" office:value="0.0660217469752419">
                <text:p>0.0660217469752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91">
                <text:p>0.091</text:p>
              </table:table-cell>
              <table:table-cell office:value-type="float" office:value="0.0599294971531791">
                <text:p>0.0599294971531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82">
                <text:p>0.082</text:p>
              </table:table-cell>
              <table:table-cell office:value-type="float" office:value="0.0563432991774944">
                <text:p>0.0563432991774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62">
                <text:p>0.062</text:p>
              </table:table-cell>
              <table:table-cell office:value-type="float" office:value="0.054323383605796">
                <text:p>0.054323383605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064">
                <text:p>0.064</text:p>
              </table:table-cell>
              <table:table-cell office:value-type="float" office:value="0.0533476563034218">
                <text:p>0.0533476563034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55">
                <text:p>0.055</text:p>
              </table:table-cell>
              <table:table-cell office:value-type="float" office:value="0.0531028607895745">
                <text:p>0.0531028607895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062">
                <text:p>0.062</text:p>
              </table:table-cell>
              <table:table-cell office:value-type="float" office:value="0.0533896520310195">
                <text:p>0.0533896520310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058">
                <text:p>0.058</text:p>
              </table:table-cell>
              <table:table-cell office:value-type="float" office:value="0.0540751333389338">
                <text:p>0.0540751333389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065">
                <text:p>0.065</text:p>
              </table:table-cell>
              <table:table-cell office:value-type="float" office:value="0.0550672993133629">
                <text:p>0.0550672993133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06">
                <text:p>0.06</text:p>
              </table:table-cell>
              <table:table-cell office:value-type="float" office:value="0.0563004318114822">
                <text:p>0.0563004318114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59">
                <text:p>0.059</text:p>
              </table:table-cell>
              <table:table-cell office:value-type="float" office:value="0.0577263375285536">
                <text:p>0.0577263375285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068">
                <text:p>0.068</text:p>
              </table:table-cell>
              <table:table-cell office:value-type="float" office:value="0.0593088714860237">
                <text:p>0.059308871486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069">
                <text:p>0.069</text:p>
              </table:table-cell>
              <table:table-cell office:value-type="float" office:value="0.061020393406175">
                <text:p>0.061020393406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59">
                <text:p>0.059</text:p>
              </table:table-cell>
              <table:table-cell office:value-type="float" office:value="0.0628394052952273">
                <text:p>0.0628394052952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069">
                <text:p>0.069</text:p>
              </table:table-cell>
              <table:table-cell office:value-type="float" office:value="0.0647489350528278">
                <text:p>0.0647489350528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062">
                <text:p>0.062</text:p>
              </table:table-cell>
              <table:table-cell office:value-type="float" office:value="0.0667354049986944">
                <text:p>0.0667354049986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049">
                <text:p>0.049</text:p>
              </table:table-cell>
              <table:table-cell office:value-type="float" office:value="0.0687878236773603">
                <text:p>0.0687878236773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052">
                <text:p>0.052</text:p>
              </table:table-cell>
              <table:table-cell office:value-type="float" office:value="0.0708971980798076">
                <text:p>0.0708971980798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066">
                <text:p>0.066</text:p>
              </table:table-cell>
              <table:table-cell office:value-type="float" office:value="0.0730560991985865">
                <text:p>0.0730560991985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063">
                <text:p>0.063</text:p>
              </table:table-cell>
              <table:table-cell office:value-type="float" office:value="0.0752583361941555">
                <text:p>0.0752583361941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chartooo="http://openoffice.org/2010/chart" xmlns:dc="http://purl.org/dc/elements/1.1/" office:version="1.2">
  <office:meta>
    <meta:generator>LibreOffice/6.4.7.2$Linux_X86_64 LibreOffice_project/639b8ac485750d5696d7590a72ef1b496725cfb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script="urn:oasis:names:tc:opendocument:xmlns:script:1.0" xmlns:draw="urn:oasis:names:tc:opendocument:xmlns:drawing:1.0" xmlns:dr3d="urn:oasis:names:tc:opendocument:xmlns:dr3d:1.0" xmlns:text="urn:oasis:names:tc:opendocument:xmlns:text:1.0" xmlns:dc="http://purl.org/dc/elements/1.1/" xmlns:style="urn:oasis:names:tc:opendocument:xmlns:style:1.0" xmlns:svg="urn:oasis:names:tc:opendocument:xmlns:svg-compatible:1.0" xmlns:of="urn:oasis:names:tc:opendocument:xmlns:of:1.2" xmlns:office="urn:oasis:names:tc:opendocument:xmlns:office:1.0" xmlns:ooo="http://openoffice.org/2004/office" xmlns:loext="urn:org:documentfoundation:names:experimental:office:xmlns:loext:1.0" xmlns:fo="urn:oasis:names:tc:opendocument:xmlns:xsl-fo-compatible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sub>
        <mi>t</mi>
        <mrow>
          <mi mathvariant="italic">un</mi>
          <mo stretchy="false">−</mo>
          <mi mathvariant="italic">nivel</mi>
        </mrow>
      </msub>
      <mo stretchy="false">=</mo>
      <mrow>
        <mfrac>
          <mrow>
            <msub>
              <mi>k</mi>
              <mrow>
                <mi>s</mi>
                <mn>1</mn>
              </mrow>
            </msub>
            <mo stretchy="false">⋅</mo>
            <mi mathvariant="italic">NE</mi>
          </mrow>
          <mi>h</mi>
        </mfrac>
        <mo stretchy="false">+</mo>
        <mrow>
          <msub>
            <mi>k</mi>
            <mi>h</mi>
          </msub>
          <mo stretchy="false">⋅</mo>
          <mi>h</mi>
        </mrow>
      </mrow>
    </mrow>
    <annotation encoding="StarMath 5.0">t_{ un-nivel }= {k_{s1} cdot NE} over {h} +k_{h} cdot h</annotation>
  </semantics>
</math>
</file>

<file path=Object 3/content.xml><?xml version="1.0" encoding="utf-8"?>
<math xmlns="http://www.w3.org/1998/Math/MathML" display="block">
  <semantics>
    <mrow>
      <msub>
        <mi>t</mi>
        <mrow>
          <mi mathvariant="italic">dos</mi>
          <mo stretchy="false">−</mo>
          <mi mathvariant="italic">niveles</mi>
        </mrow>
      </msub>
      <mo stretchy="false">=</mo>
      <mrow>
        <mfrac>
          <mrow>
            <msub>
              <mi>k</mi>
              <mrow>
                <mi>s</mi>
                <mn>2</mn>
              </mrow>
            </msub>
            <mo stretchy="false">⋅</mo>
            <mi mathvariant="italic">NE</mi>
            <mo stretchy="false">⋅</mo>
            <mi mathvariant="italic">NP</mi>
          </mrow>
          <mrow>
            <msub>
              <mi>h</mi>
              <mn>1</mn>
            </msub>
            <mo stretchy="false">⋅</mo>
            <msub>
              <mi>h</mi>
              <mn>2</mn>
            </msub>
          </mrow>
        </mfrac>
        <mo stretchy="false">+</mo>
        <mrow>
          <msub>
            <mi>k</mi>
            <mrow>
              <mi>h</mi>
              <mn>,1</mn>
            </mrow>
          </msub>
          <mo stretchy="false">⋅</mo>
          <msub>
            <mi>h</mi>
            <mn>1</mn>
          </msub>
        </mrow>
        <mo stretchy="false">+</mo>
        <mrow>
          <msub>
            <mi>k</mi>
            <mrow>
              <mi>h</mi>
              <mn>,2</mn>
            </mrow>
          </msub>
          <mo stretchy="false">⋅</mo>
          <msub>
            <mi>h</mi>
            <mn>2</mn>
          </msub>
        </mrow>
      </mrow>
    </mrow>
    <annotation encoding="StarMath 5.0">t_{ dos-niveles }= {k_{s2} cdot NE cdot NP } over {h_1 cdot h_2} +k_{h,1} cdot h_1 + k_{h,2} cdot h_2</annotation>
  </semantics>
</math>
</file>